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paragraph-rsid="002830f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officeooo:paragraph-rsid="001deb1b" style:font-style-asian="italic" style:font-style-complex="italic"/>
    </style:style>
    <style:style style:name="P7" style:family="paragraph" style:parent-style-name="Standard">
      <style:text-properties fo:font-style="italic" officeooo:paragraph-rsid="009ce8d2" style:font-style-asian="italic" style:font-style-complex="italic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d77174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paragraph-rsid="00e161fa"/>
    </style:style>
    <style:style style:name="P13" style:family="paragraph" style:parent-style-name="Standard" style:list-style-name="L3">
      <style:text-properties officeooo:paragraph-rsid="0089c0d4"/>
    </style:style>
    <style:style style:name="P14" style:family="paragraph" style:parent-style-name="Standard" style:list-style-name="L4"/>
    <style:style style:name="P15" style:family="paragraph" style:parent-style-name="Standard" style:list-style-name="L4">
      <style:text-properties officeooo:paragraph-rsid="004097bd"/>
    </style:style>
    <style:style style:name="P16" style:family="paragraph" style:parent-style-name="Standard" style:list-style-name="L4">
      <style:text-properties officeooo:paragraph-rsid="00ef4bb7"/>
    </style:style>
    <style:style style:name="P17" style:family="paragraph" style:parent-style-name="Standard" style:list-style-name="L4">
      <style:text-properties officeooo:paragraph-rsid="0041df56"/>
    </style:style>
    <style:style style:name="P18" style:family="paragraph" style:parent-style-name="Standard" style:list-style-name="L4">
      <style:text-properties officeooo:paragraph-rsid="00444fff"/>
    </style:style>
    <style:style style:name="P19" style:family="paragraph" style:parent-style-name="Standard" style:list-style-name="L4">
      <style:text-properties officeooo:paragraph-rsid="0054fd0b"/>
    </style:style>
    <style:style style:name="P20" style:family="paragraph" style:parent-style-name="Standard" style:list-style-name="L4">
      <style:text-properties officeooo:paragraph-rsid="005e0972"/>
    </style:style>
    <style:style style:name="P21" style:family="paragraph" style:parent-style-name="Standard" style:list-style-name="L4">
      <style:text-properties officeooo:paragraph-rsid="00513770"/>
    </style:style>
    <style:style style:name="P22" style:family="paragraph" style:parent-style-name="Standard" style:list-style-name="L4">
      <style:text-properties officeooo:paragraph-rsid="0046ac17"/>
    </style:style>
    <style:style style:name="P23" style:family="paragraph" style:parent-style-name="Standard" style:list-style-name="L4">
      <style:text-properties officeooo:paragraph-rsid="004a857e"/>
    </style:style>
    <style:style style:name="P24" style:family="paragraph" style:parent-style-name="Standard" style:list-style-name="L4">
      <style:text-properties officeooo:paragraph-rsid="005f68e7"/>
    </style:style>
    <style:style style:name="P25" style:family="paragraph" style:parent-style-name="Standard" style:list-style-name="L4">
      <style:text-properties officeooo:paragraph-rsid="0067db42"/>
    </style:style>
    <style:style style:name="P26" style:family="paragraph" style:parent-style-name="Standard" style:list-style-name="L4">
      <style:text-properties officeooo:paragraph-rsid="006dea9c"/>
    </style:style>
    <style:style style:name="P27" style:family="paragraph" style:parent-style-name="Standard" style:list-style-name="L4">
      <style:text-properties officeooo:paragraph-rsid="0070e76d"/>
    </style:style>
    <style:style style:name="P28" style:family="paragraph" style:parent-style-name="Standard" style:list-style-name="L4">
      <style:text-properties officeooo:paragraph-rsid="0072dd6c"/>
    </style:style>
    <style:style style:name="P29" style:family="paragraph" style:parent-style-name="Standard" style:list-style-name="L4">
      <style:text-properties fo:background-color="#ffff00"/>
    </style:style>
    <style:style style:name="P30" style:family="paragraph" style:parent-style-name="Standard" style:list-style-name="L4">
      <style:text-properties officeooo:paragraph-rsid="00ea5e32" fo:background-color="#ffff00"/>
    </style:style>
    <style:style style:name="P31" style:family="paragraph" style:parent-style-name="Standard" style:list-style-name="L4">
      <style:text-properties officeooo:paragraph-rsid="0094e3a5" fo:background-color="#ffff00"/>
    </style:style>
    <style:style style:name="P32" style:family="paragraph" style:parent-style-name="Standard" style:list-style-name="L4">
      <style:text-properties officeooo:paragraph-rsid="00a8adcd" fo:background-color="#ffff00"/>
    </style:style>
    <style:style style:name="P33" style:family="paragraph" style:parent-style-name="Standard" style:list-style-name="L4">
      <style:text-properties officeooo:paragraph-rsid="00fb7312" fo:background-color="#ffff00"/>
    </style:style>
    <style:style style:name="P34" style:family="paragraph" style:parent-style-name="Standard" style:list-style-name="L4">
      <style:text-properties officeooo:paragraph-rsid="01283a33" fo:background-color="#ffff00"/>
    </style:style>
    <style:style style:name="P35" style:family="paragraph" style:parent-style-name="Standard" style:list-style-name="L4">
      <style:text-properties officeooo:paragraph-rsid="0128db0a" fo:background-color="#ffff00"/>
    </style:style>
    <style:style style:name="P36" style:family="paragraph" style:parent-style-name="Standard" style:list-style-name="L4">
      <style:text-properties officeooo:paragraph-rsid="01297551" fo:background-color="#ffff00"/>
    </style:style>
    <style:style style:name="P37" style:family="paragraph" style:parent-style-name="Standard" style:list-style-name="L4">
      <style:text-properties officeooo:paragraph-rsid="012b4a9b" fo:background-color="#ffff00"/>
    </style:style>
    <style:style style:name="P38" style:family="paragraph" style:parent-style-name="Standard" style:list-style-name="L4">
      <style:text-properties officeooo:paragraph-rsid="0131406d" fo:background-color="#ffff00"/>
    </style:style>
    <style:style style:name="P39" style:family="paragraph" style:parent-style-name="Standard" style:list-style-name="L4">
      <style:text-properties officeooo:paragraph-rsid="0132fd71" fo:background-color="#ffff00"/>
    </style:style>
    <style:style style:name="P40" style:family="paragraph" style:parent-style-name="Standard" style:list-style-name="L4">
      <style:text-properties officeooo:paragraph-rsid="0136aa71" fo:background-color="#ffff00"/>
    </style:style>
    <style:style style:name="P41" style:family="paragraph" style:parent-style-name="Standard" style:list-style-name="L4">
      <style:text-properties officeooo:paragraph-rsid="014002c1" fo:background-color="#ffff00"/>
    </style:style>
    <style:style style:name="P42" style:family="paragraph" style:parent-style-name="Standard" style:list-style-name="L4">
      <style:text-properties officeooo:rsid="008db7de" officeooo:paragraph-rsid="008db7de" fo:background-color="#ffff00"/>
    </style:style>
    <style:style style:name="P43" style:family="paragraph" style:parent-style-name="Standard" style:list-style-name="L4">
      <style:text-properties officeooo:rsid="0099d230" officeooo:paragraph-rsid="0099d230" fo:background-color="#ffff00"/>
    </style:style>
    <style:style style:name="P44" style:family="paragraph" style:parent-style-name="Standard" style:list-style-name="L7">
      <style:text-properties fo:background-color="#ffff00"/>
    </style:style>
    <style:style style:name="P45" style:family="paragraph" style:parent-style-name="Standard" style:list-style-name="L7">
      <style:text-properties officeooo:paragraph-rsid="00bd335b" fo:background-color="#ffff00"/>
    </style:style>
    <style:style style:name="P46" style:family="paragraph" style:parent-style-name="Standard" style:list-style-name="L7">
      <style:text-properties officeooo:paragraph-rsid="00c78e45" fo:background-color="#ffff00"/>
    </style:style>
    <style:style style:name="P47" style:family="paragraph" style:parent-style-name="Standard" style:list-style-name="L7">
      <style:text-properties officeooo:rsid="00ccdb21" officeooo:paragraph-rsid="00ccdb21" fo:background-color="#ffff00"/>
    </style:style>
    <style:style style:name="P48" style:family="paragraph" style:parent-style-name="Standard" style:list-style-name="L7">
      <style:text-properties officeooo:rsid="00cde7fc" officeooo:paragraph-rsid="00cde7fc" fo:background-color="#ffff00"/>
    </style:style>
    <style:style style:name="P49" style:family="paragraph" style:parent-style-name="Standard" style:list-style-name="L7">
      <style:text-properties officeooo:rsid="00c78e45" officeooo:paragraph-rsid="00c78e45" fo:background-color="#ffff00"/>
    </style:style>
    <style:style style:name="P50" style:family="paragraph" style:parent-style-name="Standard" style:list-style-name="L7">
      <style:text-properties officeooo:rsid="00cb2f09" officeooo:paragraph-rsid="00cb2f09" fo:background-color="#ffff00"/>
    </style:style>
    <style:style style:name="P51" style:family="paragraph" style:parent-style-name="Standard" style:list-style-name="L5">
      <style:text-properties officeooo:rsid="009c1a96" officeooo:paragraph-rsid="009c1a96" fo:background-color="#ffff00"/>
    </style:style>
    <style:style style:name="P52" style:family="paragraph" style:parent-style-name="Standard" style:list-style-name="L5">
      <style:text-properties officeooo:paragraph-rsid="009c1a96" fo:background-color="#ffff00"/>
    </style:style>
    <style:style style:name="P53" style:family="paragraph" style:parent-style-name="Standard" style:list-style-name="L5">
      <style:text-properties officeooo:rsid="00c5d394" officeooo:paragraph-rsid="00c5d394" fo:background-color="#ffff00"/>
    </style:style>
    <style:style style:name="P54" style:family="paragraph" style:parent-style-name="Standard" style:list-style-name="L4">
      <style:text-properties officeooo:rsid="0062ea08" officeooo:paragraph-rsid="0062ea08"/>
    </style:style>
    <style:style style:name="P55" style:family="paragraph" style:parent-style-name="Standard" style:list-style-name="L4">
      <style:text-properties officeooo:rsid="007f4ece" officeooo:paragraph-rsid="007f4ece"/>
    </style:style>
    <style:style style:name="P56" style:family="paragraph" style:parent-style-name="Standard" style:list-style-name="L4">
      <style:text-properties officeooo:rsid="00863f9f" officeooo:paragraph-rsid="00863f9f"/>
    </style:style>
    <style:style style:name="P57" style:family="paragraph" style:parent-style-name="Standard" style:list-style-name="L4">
      <style:text-properties officeooo:rsid="0070e76d" officeooo:paragraph-rsid="0070e76d"/>
    </style:style>
    <style:style style:name="P58" style:family="paragraph" style:parent-style-name="Standard" style:list-style-name="L4">
      <style:text-properties officeooo:rsid="007db835" officeooo:paragraph-rsid="007db835"/>
    </style:style>
    <style:style style:name="P59" style:family="paragraph" style:parent-style-name="Standard" style:list-style-name="L5">
      <style:text-properties officeooo:rsid="009aa049" officeooo:paragraph-rsid="009aa049"/>
    </style:style>
    <style:style style:name="P60" style:family="paragraph" style:parent-style-name="Standard" style:list-style-name="L5">
      <style:text-properties officeooo:rsid="00aa0c9f" officeooo:paragraph-rsid="00aa0c9f"/>
    </style:style>
    <style:style style:name="P61" style:family="paragraph" style:parent-style-name="Standard" style:list-style-name="L6"/>
    <style:style style:name="P62" style:family="paragraph" style:parent-style-name="Standard" style:list-style-name="L6">
      <style:text-properties officeooo:paragraph-rsid="00b41c35"/>
    </style:style>
    <style:style style:name="P63" style:family="paragraph" style:parent-style-name="Standard" style:list-style-name="L6">
      <style:text-properties officeooo:paragraph-rsid="00f39ed5"/>
    </style:style>
    <style:style style:name="P64" style:family="paragraph" style:parent-style-name="Standard" style:list-style-name="L6">
      <style:text-properties officeooo:rsid="00b1071b" officeooo:paragraph-rsid="00b2586d"/>
    </style:style>
    <style:style style:name="P65" style:family="paragraph" style:parent-style-name="Standard" style:list-style-name="L6">
      <style:text-properties officeooo:rsid="00f32fb1" officeooo:paragraph-rsid="00f32fb1"/>
    </style:style>
    <style:style style:name="P66" style:family="paragraph" style:parent-style-name="Standard" style:list-style-name="L6">
      <style:text-properties officeooo:rsid="00f717e1" officeooo:paragraph-rsid="00f717e1"/>
    </style:style>
    <style:style style:name="P67" style:family="paragraph" style:parent-style-name="Standard" style:list-style-name="L7"/>
    <style:style style:name="P68" style:family="paragraph" style:parent-style-name="Standard" style:list-style-name="L7">
      <style:text-properties officeooo:paragraph-rsid="00ca4cef"/>
    </style:style>
    <style:style style:name="P69" style:family="paragraph" style:parent-style-name="Standard" style:list-style-name="L7">
      <style:text-properties officeooo:rsid="00bdcb4d" officeooo:paragraph-rsid="00bdcb4d"/>
    </style:style>
    <style:style style:name="P70" style:family="paragraph" style:parent-style-name="Standard" style:list-style-name="L7">
      <style:text-properties officeooo:rsid="00ca4cef" officeooo:paragraph-rsid="00ca4cef"/>
    </style:style>
    <style:style style:name="P71" style:family="paragraph" style:parent-style-name="Standard" style:list-style-name="L4">
      <style:text-properties fo:background-color="transparent"/>
    </style:style>
    <style:style style:name="P72" style:family="paragraph" style:parent-style-name="Standard" style:list-style-name="L4">
      <style:text-properties officeooo:paragraph-rsid="010519d3" fo:background-color="transparent"/>
    </style:style>
    <style:style style:name="P73" style:family="paragraph" style:parent-style-name="Standard" style:list-style-name="L4">
      <style:text-properties officeooo:paragraph-rsid="010dd0ca" fo:background-color="transparent"/>
    </style:style>
    <style:style style:name="P74" style:family="paragraph" style:parent-style-name="Standard" style:list-style-name="L4">
      <style:text-properties officeooo:paragraph-rsid="0118ed2c" fo:background-color="transparent"/>
    </style:style>
    <style:style style:name="P75" style:family="paragraph" style:parent-style-name="Standard" style:list-style-name="L4">
      <style:text-properties officeooo:paragraph-rsid="010fbb85" fo:background-color="transparent"/>
    </style:style>
    <style:style style:name="P76" style:family="paragraph" style:parent-style-name="Standard" style:list-style-name="L4">
      <style:text-properties officeooo:paragraph-rsid="010bf4ab" fo:background-color="transparent"/>
    </style:style>
    <style:style style:name="P77" style:family="paragraph" style:parent-style-name="Standard" style:list-style-name="L4">
      <style:text-properties officeooo:paragraph-rsid="010d9acd" fo:background-color="transparent"/>
    </style:style>
    <style:style style:name="P78" style:family="paragraph" style:parent-style-name="Standard" style:list-style-name="L4">
      <style:text-properties officeooo:paragraph-rsid="0112b93c" fo:background-color="transparent"/>
    </style:style>
    <style:style style:name="P79" style:family="paragraph" style:parent-style-name="Standard" style:list-style-name="L4">
      <style:text-properties officeooo:paragraph-rsid="0115d79d" fo:background-color="transparent"/>
    </style:style>
    <style:style style:name="P80" style:family="paragraph" style:parent-style-name="Standard" style:list-style-name="L4">
      <style:text-properties officeooo:paragraph-rsid="011e2e38" fo:background-color="transparent"/>
    </style:style>
    <style:style style:name="P81" style:family="paragraph" style:parent-style-name="Standard" style:list-style-name="L4">
      <style:text-properties officeooo:paragraph-rsid="011f15ad" fo:background-color="transparent"/>
    </style:style>
    <style:style style:name="P82" style:family="paragraph" style:parent-style-name="Standard" style:list-style-name="L4">
      <style:text-properties officeooo:paragraph-rsid="0122cdee" fo:background-color="transparent"/>
    </style:style>
    <style:style style:name="P83" style:family="paragraph" style:parent-style-name="Standard" style:list-style-name="L4">
      <style:text-properties officeooo:paragraph-rsid="0123c343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e161fa" style:font-style-asian="italic" style:font-style-complex="italic"/>
    </style:style>
    <style:style style:name="T4" style:family="text">
      <style:text-properties officeooo:rsid="00c26427"/>
    </style:style>
    <style:style style:name="T5" style:family="text">
      <style:text-properties officeooo:rsid="00883e20"/>
    </style:style>
    <style:style style:name="T6" style:family="text">
      <style:text-properties officeooo:rsid="001f3ee2"/>
    </style:style>
    <style:style style:name="T7" style:family="text">
      <style:text-properties officeooo:rsid="0020299d"/>
    </style:style>
    <style:style style:name="T8" style:family="text">
      <style:text-properties officeooo:rsid="00221e26"/>
    </style:style>
    <style:style style:name="T9" style:family="text">
      <style:text-properties officeooo:rsid="00235372"/>
    </style:style>
    <style:style style:name="T10" style:family="text">
      <style:text-properties officeooo:rsid="00253e46"/>
    </style:style>
    <style:style style:name="T11" style:family="text">
      <style:text-properties officeooo:rsid="0026e45d"/>
    </style:style>
    <style:style style:name="T12" style:family="text">
      <style:text-properties officeooo:rsid="0026e67a"/>
    </style:style>
    <style:style style:name="T13" style:family="text">
      <style:text-properties officeooo:rsid="002830f0"/>
    </style:style>
    <style:style style:name="T14" style:family="text">
      <style:text-properties officeooo:rsid="002bd5f4"/>
    </style:style>
    <style:style style:name="T15" style:family="text">
      <style:text-properties officeooo:rsid="002c37a7"/>
    </style:style>
    <style:style style:name="T16" style:family="text">
      <style:text-properties officeooo:rsid="003027e8"/>
    </style:style>
    <style:style style:name="T17" style:family="text">
      <style:text-properties officeooo:rsid="003205f2"/>
    </style:style>
    <style:style style:name="T18" style:family="text">
      <style:text-properties officeooo:rsid="003269fe"/>
    </style:style>
    <style:style style:name="T19" style:family="text">
      <style:text-properties officeooo:rsid="0033ad6f"/>
    </style:style>
    <style:style style:name="T20" style:family="text">
      <style:text-properties officeooo:rsid="003426f6"/>
    </style:style>
    <style:style style:name="T21" style:family="text">
      <style:text-properties officeooo:rsid="00361687"/>
    </style:style>
    <style:style style:name="T22" style:family="text">
      <style:text-properties officeooo:rsid="0037595f"/>
    </style:style>
    <style:style style:name="T23" style:family="text">
      <style:text-properties officeooo:rsid="00379578"/>
    </style:style>
    <style:style style:name="T24" style:family="text">
      <style:text-properties officeooo:rsid="003916b9"/>
    </style:style>
    <style:style style:name="T25" style:family="text">
      <style:text-properties officeooo:rsid="0039d325"/>
    </style:style>
    <style:style style:name="T26" style:family="text">
      <style:text-properties officeooo:rsid="003af0b0"/>
    </style:style>
    <style:style style:name="T27" style:family="text">
      <style:text-properties officeooo:rsid="003bca4d"/>
    </style:style>
    <style:style style:name="T28" style:family="text">
      <style:text-properties officeooo:rsid="003c09d6"/>
    </style:style>
    <style:style style:name="T29" style:family="text">
      <style:text-properties officeooo:rsid="003d620e"/>
    </style:style>
    <style:style style:name="T30" style:family="text">
      <style:text-properties officeooo:rsid="003f04d9"/>
    </style:style>
    <style:style style:name="T31" style:family="text">
      <style:text-properties officeooo:rsid="004097bd"/>
    </style:style>
    <style:style style:name="T32" style:family="text">
      <style:text-properties officeooo:rsid="00409d2f"/>
    </style:style>
    <style:style style:name="T33" style:family="text">
      <style:text-properties officeooo:rsid="0041df56"/>
    </style:style>
    <style:style style:name="T34" style:family="text">
      <style:text-properties officeooo:rsid="0042ba52"/>
    </style:style>
    <style:style style:name="T35" style:family="text">
      <style:text-properties officeooo:rsid="00444fff"/>
    </style:style>
    <style:style style:name="T36" style:family="text">
      <style:text-properties officeooo:rsid="004517b1"/>
    </style:style>
    <style:style style:name="T37" style:family="text">
      <style:text-properties officeooo:rsid="004653dc"/>
    </style:style>
    <style:style style:name="T38" style:family="text">
      <style:text-properties officeooo:rsid="00466e85"/>
    </style:style>
    <style:style style:name="T39" style:family="text">
      <style:text-properties officeooo:rsid="0046ac17"/>
    </style:style>
    <style:style style:name="T40" style:family="text">
      <style:text-properties officeooo:rsid="004864b1"/>
    </style:style>
    <style:style style:name="T41" style:family="text">
      <style:text-properties officeooo:rsid="00487598"/>
    </style:style>
    <style:style style:name="T42" style:family="text">
      <style:text-properties officeooo:rsid="004a857e"/>
    </style:style>
    <style:style style:name="T43" style:family="text">
      <style:text-properties officeooo:rsid="004c4c6b"/>
    </style:style>
    <style:style style:name="T44" style:family="text">
      <style:text-properties officeooo:rsid="004c8485"/>
    </style:style>
    <style:style style:name="T45" style:family="text">
      <style:text-properties officeooo:rsid="004cc36c"/>
    </style:style>
    <style:style style:name="T46" style:family="text">
      <style:text-properties officeooo:rsid="004d5fc4"/>
    </style:style>
    <style:style style:name="T47" style:family="text">
      <style:text-properties officeooo:rsid="00513770"/>
    </style:style>
    <style:style style:name="T48" style:family="text">
      <style:text-properties officeooo:rsid="005275d4"/>
    </style:style>
    <style:style style:name="T49" style:family="text">
      <style:text-properties officeooo:rsid="00536ce2"/>
    </style:style>
    <style:style style:name="T50" style:family="text">
      <style:text-properties officeooo:rsid="00547596"/>
    </style:style>
    <style:style style:name="T51" style:family="text">
      <style:text-properties officeooo:rsid="0054fd0b"/>
    </style:style>
    <style:style style:name="T52" style:family="text">
      <style:text-properties officeooo:rsid="0056c69c"/>
    </style:style>
    <style:style style:name="T53" style:family="text">
      <style:text-properties officeooo:rsid="0057bfb4"/>
    </style:style>
    <style:style style:name="T54" style:family="text">
      <style:text-properties officeooo:rsid="005a0d79"/>
    </style:style>
    <style:style style:name="T55" style:family="text">
      <style:text-properties officeooo:rsid="005ad3ee"/>
    </style:style>
    <style:style style:name="T56" style:family="text">
      <style:text-properties officeooo:rsid="005be846"/>
    </style:style>
    <style:style style:name="T57" style:family="text">
      <style:text-properties officeooo:rsid="005d1ebc"/>
    </style:style>
    <style:style style:name="T58" style:family="text">
      <style:text-properties officeooo:rsid="005dbd41"/>
    </style:style>
    <style:style style:name="T59" style:family="text">
      <style:text-properties officeooo:rsid="005e0972"/>
    </style:style>
    <style:style style:name="T60" style:family="text">
      <style:text-properties officeooo:rsid="005f5544"/>
    </style:style>
    <style:style style:name="T61" style:family="text">
      <style:text-properties officeooo:rsid="005f68e7"/>
    </style:style>
    <style:style style:name="T62" style:family="text">
      <style:text-properties officeooo:rsid="006294e1"/>
    </style:style>
    <style:style style:name="T63" style:family="text">
      <style:text-properties officeooo:rsid="0063ccf2"/>
    </style:style>
    <style:style style:name="T64" style:family="text">
      <style:text-properties officeooo:rsid="0067db42"/>
    </style:style>
    <style:style style:name="T65" style:family="text">
      <style:text-properties officeooo:rsid="0067fbbe"/>
    </style:style>
    <style:style style:name="T66" style:family="text">
      <style:text-properties officeooo:rsid="0069c34e"/>
    </style:style>
    <style:style style:name="T67" style:family="text">
      <style:text-properties officeooo:rsid="006bc819"/>
    </style:style>
    <style:style style:name="T68" style:family="text">
      <style:text-properties officeooo:rsid="006c4f00"/>
    </style:style>
    <style:style style:name="T69" style:family="text">
      <style:text-properties officeooo:rsid="006cac67"/>
    </style:style>
    <style:style style:name="T70" style:family="text">
      <style:text-properties officeooo:rsid="006dea9c"/>
    </style:style>
    <style:style style:name="T71" style:family="text">
      <style:text-properties officeooo:rsid="006f4b61"/>
    </style:style>
    <style:style style:name="T72" style:family="text">
      <style:text-properties officeooo:rsid="0070e76d"/>
    </style:style>
    <style:style style:name="T73" style:family="text">
      <style:text-properties officeooo:rsid="007102fc"/>
    </style:style>
    <style:style style:name="T74" style:family="text">
      <style:text-properties officeooo:rsid="0072dd6c"/>
    </style:style>
    <style:style style:name="T75" style:family="text">
      <style:text-properties officeooo:rsid="00748962"/>
    </style:style>
    <style:style style:name="T76" style:family="text">
      <style:text-properties officeooo:rsid="0075918a"/>
    </style:style>
    <style:style style:name="T77" style:family="text">
      <style:text-properties officeooo:rsid="00771282"/>
    </style:style>
    <style:style style:name="T78" style:family="text">
      <style:text-properties officeooo:rsid="0077c0de"/>
    </style:style>
    <style:style style:name="T79" style:family="text">
      <style:text-properties officeooo:rsid="00790ed2"/>
    </style:style>
    <style:style style:name="T80" style:family="text">
      <style:text-properties officeooo:rsid="007bf7c8"/>
    </style:style>
    <style:style style:name="T81" style:family="text">
      <style:text-properties officeooo:rsid="007ee9a6"/>
    </style:style>
    <style:style style:name="T82" style:family="text">
      <style:text-properties officeooo:rsid="0080df11"/>
    </style:style>
    <style:style style:name="T83" style:family="text">
      <style:text-properties officeooo:rsid="00823ebd"/>
    </style:style>
    <style:style style:name="T84" style:family="text">
      <style:text-properties officeooo:rsid="0082c2c3"/>
    </style:style>
    <style:style style:name="T85" style:family="text">
      <style:text-properties officeooo:rsid="00845fa6"/>
    </style:style>
    <style:style style:name="T86" style:family="text">
      <style:text-properties officeooo:rsid="00882eb2"/>
    </style:style>
    <style:style style:name="T87" style:family="text">
      <style:text-properties officeooo:rsid="0089c0d4"/>
    </style:style>
    <style:style style:name="T88" style:family="text">
      <style:text-properties officeooo:rsid="008b5d3e"/>
    </style:style>
    <style:style style:name="T89" style:family="text">
      <style:text-properties officeooo:rsid="008d22dd"/>
    </style:style>
    <style:style style:name="T90" style:family="text">
      <style:text-properties officeooo:rsid="00984ef1"/>
    </style:style>
    <style:style style:name="T91" style:family="text">
      <style:text-properties officeooo:rsid="009c1a96"/>
    </style:style>
    <style:style style:name="T92" style:family="text">
      <style:text-properties officeooo:rsid="009ce8d2"/>
    </style:style>
    <style:style style:name="T93" style:family="text">
      <style:text-properties officeooo:rsid="009d77f4"/>
    </style:style>
    <style:style style:name="T94" style:family="text">
      <style:text-properties officeooo:rsid="009e2695"/>
    </style:style>
    <style:style style:name="T95" style:family="text">
      <style:text-properties officeooo:rsid="009f6ca0"/>
    </style:style>
    <style:style style:name="T96" style:family="text">
      <style:text-properties officeooo:rsid="00a3f818"/>
    </style:style>
    <style:style style:name="T97" style:family="text">
      <style:text-properties officeooo:rsid="00a64d9a"/>
    </style:style>
    <style:style style:name="T98" style:family="text">
      <style:text-properties officeooo:rsid="00a8adc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ab0a3f" style:font-weight-asian="bold" style:font-weight-complex="bold"/>
    </style:style>
    <style:style style:name="T101" style:family="text">
      <style:text-properties officeooo:rsid="00ac91b4"/>
    </style:style>
    <style:style style:name="T102" style:family="text">
      <style:text-properties officeooo:rsid="00ad7afe"/>
    </style:style>
    <style:style style:name="T103" style:family="text">
      <style:text-properties officeooo:rsid="00add67d"/>
    </style:style>
    <style:style style:name="T104" style:family="text">
      <style:text-properties officeooo:rsid="00b41c35"/>
    </style:style>
    <style:style style:name="T105" style:family="text">
      <style:text-properties officeooo:rsid="00b5ca49"/>
    </style:style>
    <style:style style:name="T106" style:family="text">
      <style:text-properties officeooo:rsid="00b74aaa"/>
    </style:style>
    <style:style style:name="T107" style:family="text">
      <style:text-properties officeooo:rsid="00b89659"/>
    </style:style>
    <style:style style:name="T108" style:family="text">
      <style:text-properties officeooo:rsid="00bb7da9"/>
    </style:style>
    <style:style style:name="T109" style:family="text">
      <style:text-properties officeooo:rsid="00bd335b"/>
    </style:style>
    <style:style style:name="T110" style:family="text">
      <style:text-properties officeooo:rsid="00bdcb4d"/>
    </style:style>
    <style:style style:name="T111" style:family="text">
      <style:text-properties officeooo:rsid="00bef9da"/>
    </style:style>
    <style:style style:name="T112" style:family="text">
      <style:text-properties officeooo:rsid="00bf1752"/>
    </style:style>
    <style:style style:name="T113" style:family="text">
      <style:text-properties officeooo:rsid="00c0e1af"/>
    </style:style>
    <style:style style:name="T114" style:family="text">
      <style:text-properties officeooo:rsid="00c257fe"/>
    </style:style>
    <style:style style:name="T115" style:family="text">
      <style:text-properties officeooo:rsid="00c5785d"/>
    </style:style>
    <style:style style:name="T116" style:family="text">
      <style:text-properties officeooo:rsid="00c78e45"/>
    </style:style>
    <style:style style:name="T117" style:family="text">
      <style:text-properties officeooo:rsid="00c80da9"/>
    </style:style>
    <style:style style:name="T118" style:family="text">
      <style:text-properties officeooo:rsid="00ca4cef"/>
    </style:style>
    <style:style style:name="T119" style:family="text">
      <style:text-properties officeooo:rsid="00cb2f09"/>
    </style:style>
    <style:style style:name="T120" style:family="text">
      <style:text-properties officeooo:rsid="00cf4bc5"/>
    </style:style>
    <style:style style:name="T121" style:family="text">
      <style:text-properties officeooo:rsid="00cf9bc3"/>
    </style:style>
    <style:style style:name="T122" style:family="text">
      <style:text-properties officeooo:rsid="00d40a42"/>
    </style:style>
    <style:style style:name="T123" style:family="text">
      <style:text-properties officeooo:rsid="00d5083e"/>
    </style:style>
    <style:style style:name="T124" style:family="text">
      <style:text-properties officeooo:rsid="00d59154"/>
    </style:style>
    <style:style style:name="T125" style:family="text">
      <style:text-properties officeooo:rsid="00d77174"/>
    </style:style>
    <style:style style:name="T126" style:family="text">
      <style:text-properties officeooo:rsid="00d7e1bc"/>
    </style:style>
    <style:style style:name="T127" style:family="text">
      <style:text-properties officeooo:rsid="00d7e45c"/>
    </style:style>
    <style:style style:name="T128" style:family="text">
      <style:text-properties officeooo:rsid="00d94053"/>
    </style:style>
    <style:style style:name="T129" style:family="text">
      <style:text-properties officeooo:rsid="00db394f"/>
    </style:style>
    <style:style style:name="T130" style:family="text">
      <style:text-properties officeooo:rsid="00dc0546"/>
    </style:style>
    <style:style style:name="T131" style:family="text">
      <style:text-properties officeooo:rsid="00dc4765"/>
    </style:style>
    <style:style style:name="T132" style:family="text">
      <style:text-properties officeooo:rsid="00de027c"/>
    </style:style>
    <style:style style:name="T133" style:family="text">
      <style:text-properties officeooo:rsid="00e111a7"/>
    </style:style>
    <style:style style:name="T134" style:family="text">
      <style:text-properties officeooo:rsid="00e161fa"/>
    </style:style>
    <style:style style:name="T135" style:family="text">
      <style:text-properties officeooo:rsid="00e34f2c"/>
    </style:style>
    <style:style style:name="T136" style:family="text">
      <style:text-properties officeooo:rsid="00e4ed12"/>
    </style:style>
    <style:style style:name="T137" style:family="text">
      <style:text-properties officeooo:rsid="00e50684"/>
    </style:style>
    <style:style style:name="T138" style:family="text">
      <style:text-properties officeooo:rsid="00e5ab37"/>
    </style:style>
    <style:style style:name="T139" style:family="text">
      <style:text-properties officeooo:rsid="00e72b8e"/>
    </style:style>
    <style:style style:name="T140" style:family="text">
      <style:text-properties officeooo:rsid="00e955f9"/>
    </style:style>
    <style:style style:name="T141" style:family="text">
      <style:text-properties officeooo:rsid="00ea5e32"/>
    </style:style>
    <style:style style:name="T142" style:family="text">
      <style:text-properties officeooo:rsid="00eba53a"/>
    </style:style>
    <style:style style:name="T143" style:family="text">
      <style:text-properties officeooo:rsid="00ec93e5"/>
    </style:style>
    <style:style style:name="T144" style:family="text">
      <style:text-properties officeooo:rsid="00ef4bb7"/>
    </style:style>
    <style:style style:name="T145" style:family="text">
      <style:text-properties officeooo:rsid="00f0ac50"/>
    </style:style>
    <style:style style:name="T146" style:family="text">
      <style:text-properties officeooo:rsid="00f0c473"/>
    </style:style>
    <style:style style:name="T147" style:family="text">
      <style:text-properties officeooo:rsid="00f29719"/>
    </style:style>
    <style:style style:name="T148" style:family="text">
      <style:text-properties officeooo:rsid="00f39ed5"/>
    </style:style>
    <style:style style:name="T149" style:family="text">
      <style:text-properties officeooo:rsid="00f5180e"/>
    </style:style>
    <style:style style:name="T150" style:family="text">
      <style:text-properties officeooo:rsid="00f8e5c1"/>
    </style:style>
    <style:style style:name="T151" style:family="text">
      <style:text-properties fo:background-color="#ffff00"/>
    </style:style>
    <style:style style:name="T152" style:family="text">
      <style:text-properties officeooo:rsid="00f9cf3d"/>
    </style:style>
    <style:style style:name="T153" style:family="text">
      <style:text-properties officeooo:rsid="00fb7312"/>
    </style:style>
    <style:style style:name="T154" style:family="text">
      <style:text-properties officeooo:rsid="00fc8d3f"/>
    </style:style>
    <style:style style:name="T155" style:family="text">
      <style:text-properties officeooo:rsid="00fe295d"/>
    </style:style>
    <style:style style:name="T156" style:family="text">
      <style:text-properties officeooo:rsid="010037e3"/>
    </style:style>
    <style:style style:name="T157" style:family="text">
      <style:text-properties officeooo:rsid="0104ac9a"/>
    </style:style>
    <style:style style:name="T158" style:family="text">
      <style:text-properties officeooo:rsid="010519d3"/>
    </style:style>
    <style:style style:name="T159" style:family="text">
      <style:text-properties officeooo:rsid="0106750e"/>
    </style:style>
    <style:style style:name="T160" style:family="text">
      <style:text-properties officeooo:rsid="01082e0b"/>
    </style:style>
    <style:style style:name="T161" style:family="text">
      <style:text-properties officeooo:rsid="010d9acd"/>
    </style:style>
    <style:style style:name="T162" style:family="text">
      <style:text-properties officeooo:rsid="010dd0ca"/>
    </style:style>
    <style:style style:name="T163" style:family="text">
      <style:text-properties officeooo:rsid="010fbb85"/>
    </style:style>
    <style:style style:name="T164" style:family="text">
      <style:text-properties officeooo:rsid="0110cce7"/>
    </style:style>
    <style:style style:name="T165" style:family="text">
      <style:text-properties officeooo:rsid="0111f22d"/>
    </style:style>
    <style:style style:name="T166" style:family="text">
      <style:text-properties officeooo:rsid="0111fb3f"/>
    </style:style>
    <style:style style:name="T167" style:family="text">
      <style:text-properties officeooo:rsid="01124094"/>
    </style:style>
    <style:style style:name="T168" style:family="text">
      <style:text-properties officeooo:rsid="0112b93c"/>
    </style:style>
    <style:style style:name="T169" style:family="text">
      <style:text-properties officeooo:rsid="01145866"/>
    </style:style>
    <style:style style:name="T170" style:family="text">
      <style:text-properties officeooo:rsid="0115d79d"/>
    </style:style>
    <style:style style:name="T171" style:family="text">
      <style:text-properties officeooo:rsid="0117b82b"/>
    </style:style>
    <style:style style:name="T172" style:family="text">
      <style:text-properties officeooo:rsid="011b5f2e"/>
    </style:style>
    <style:style style:name="T173" style:family="text">
      <style:text-properties officeooo:rsid="011c2e66"/>
    </style:style>
    <style:style style:name="T174" style:family="text">
      <style:text-properties officeooo:rsid="011e2e38"/>
    </style:style>
    <style:style style:name="T175" style:family="text">
      <style:text-properties officeooo:rsid="011f15ad"/>
    </style:style>
    <style:style style:name="T176" style:family="text">
      <style:text-properties officeooo:rsid="0120d77e"/>
    </style:style>
    <style:style style:name="T177" style:family="text">
      <style:text-properties officeooo:rsid="0122235d"/>
    </style:style>
    <style:style style:name="T178" style:family="text">
      <style:text-properties officeooo:rsid="0122cdee"/>
    </style:style>
    <style:style style:name="T179" style:family="text">
      <style:text-properties officeooo:rsid="0123c343"/>
    </style:style>
    <style:style style:name="T180" style:family="text">
      <style:text-properties officeooo:rsid="0125165c"/>
    </style:style>
    <style:style style:name="T181" style:family="text">
      <style:text-properties officeooo:rsid="0126c4be"/>
    </style:style>
    <style:style style:name="T182" style:family="text">
      <style:text-properties officeooo:rsid="01271f6c"/>
    </style:style>
    <style:style style:name="T183" style:family="text">
      <style:text-properties officeooo:rsid="0127c7b3"/>
    </style:style>
    <style:style style:name="T184" style:family="text">
      <style:text-properties officeooo:rsid="01283a33"/>
    </style:style>
    <style:style style:name="T185" style:family="text">
      <style:text-properties officeooo:rsid="0128db0a"/>
    </style:style>
    <style:style style:name="T186" style:family="text">
      <style:text-properties officeooo:rsid="0129473e"/>
    </style:style>
    <style:style style:name="T187" style:family="text">
      <style:text-properties officeooo:rsid="01297551"/>
    </style:style>
    <style:style style:name="T188" style:family="text">
      <style:text-properties officeooo:rsid="012b4a9b"/>
    </style:style>
    <style:style style:name="T189" style:family="text">
      <style:text-properties officeooo:rsid="012ce3cf"/>
    </style:style>
    <style:style style:name="T190" style:family="text">
      <style:text-properties officeooo:rsid="012ea132"/>
    </style:style>
    <style:style style:name="T191" style:family="text">
      <style:text-properties officeooo:rsid="012f9a60"/>
    </style:style>
    <style:style style:name="T192" style:family="text">
      <style:text-properties officeooo:rsid="0131406d"/>
    </style:style>
    <style:style style:name="T193" style:family="text">
      <style:text-properties officeooo:rsid="0132100d"/>
    </style:style>
    <style:style style:name="T194" style:family="text">
      <style:text-properties officeooo:rsid="0132fd71"/>
    </style:style>
    <style:style style:name="T195" style:family="text">
      <style:text-properties officeooo:rsid="013300bd"/>
    </style:style>
    <style:style style:name="T196" style:family="text">
      <style:text-properties officeooo:rsid="0136aa71"/>
    </style:style>
    <style:style style:name="T197" style:family="text">
      <style:text-properties officeooo:rsid="01376193"/>
    </style:style>
    <style:style style:name="T198" style:family="text">
      <style:text-properties officeooo:rsid="0138d720"/>
    </style:style>
    <style:style style:name="T199" style:family="text">
      <style:text-properties officeooo:rsid="013a74e1"/>
    </style:style>
    <style:style style:name="T200" style:family="text">
      <style:text-properties officeooo:rsid="013b5691"/>
    </style:style>
    <style:style style:name="T201" style:family="text">
      <style:text-properties officeooo:rsid="013bca11"/>
    </style:style>
    <style:style style:name="T202" style:family="text">
      <style:text-properties officeooo:rsid="013d666d"/>
    </style:style>
    <style:style style:name="T203" style:family="text">
      <style:text-properties officeooo:rsid="013ee484"/>
    </style:style>
    <style:style style:name="T204" style:family="text">
      <style:text-properties officeooo:rsid="014002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ics and JavaScript:</text:p>
      <text:p text:style-name="P2"><text:span text:style-name="T12">a</text:span><text:span text:style-name="T11">n Odd</text:span> Language and the Future of the Web</text:p>
      <text:p text:style-name="P2"/>
      <text:p text:style-name="P1">Chapter 1: Introduction</text:p>
      <text:list xml:id="list4580897481" text:style-name="L1">
        <text:list-item>
          <text:p text:style-name="P8">JavaScript is a big deal:</text:p>
          <text:list>
            <text:list-item>
              <text:p text:style-name="P8">Debated: is JavaScript the world's most popular programming language?</text:p>
            </text:list-item>
            <text:list-item>
              <text:p text:style-name="P8">Likely running in more places than any other language:</text:p>
              <text:list>
                <text:list-item>
                  <text:p text:style-name="P8">More Internet connected devices = more JavaScript runtime environments</text:p>
                </text:list-item>
                <text:list-item>
                  <text:p text:style-name="P8">Currently 2.5 billion Internet users, 10 billion Internet devices → projected to continue growing at a rapid pace</text:p>
                </text:list-item>
              </text:list>
            </text:list-item>
            <text:list-item>
              <text:p text:style-name="P8">JavaScript rode the wave of the web: “capitalized on an emerging frontier in computing”</text:p>
              <text:list>
                <text:list-item>
                  <text:p text:style-name="P8">Similar to how C capitalized on Unix, Java and PHP on web 1.0, etc. </text:p>
                </text:list-item>
              </text:list>
            </text:list-item>
          </text:list>
        </text:list-item>
        <text:list-item>
          <text:p text:style-name="P8">Java Script is defined by dichotomy:</text:p>
          <text:list>
            <text:list-item>
              <text:p text:style-name="P8">Amateur vs. pro users of JavaScript</text:p>
            </text:list-item>
            <text:list-item>
              <text:p text:style-name="P8">Is it a toy language or the language of large software projects?</text:p>
              <text:list>
                <text:list-item>
                  <text:p text:style-name="P8">Copy &amp; Paste culture of amateur web development</text:p>
                </text:list-item>
                <text:list-item>
                  <text:p text:style-name="P8">Google Maps / Gmail / Outlook → professional software engineering</text:p>
                </text:list-item>
              </text:list>
            </text:list-item>
            <text:list-item>
              <text:p text:style-name="P8">Ubiquitous adoption vs. known technical drawbacks </text:p>
              <text:list>
                <text:list-item>
                  <text:p text:style-name="P8">JS was written in 10 days by 1 person, truly the opposite of Java's origin story </text:p>
                </text:list-item>
                <text:list-item>
                  <text:p text:style-name="P8">JavaScript is everywhere, yet so many have criticized the language </text:p>
                </text:list-item>
                <text:list-item>
                  <text:p text:style-name="P8">Language is hated and loved</text:p>
                </text:list-item>
              </text:list>
            </text:list-item>
          </text:list>
        </text:list-item>
        <text:list-item>
          <text:p text:style-name="P8">Central questions for exploration:</text:p>
          <text:list>
            <text:list-item>
              <text:p text:style-name="P8">How did JavaScript become so popular?</text:p>
            </text:list-item>
            <text:list-item>
              <text:p text:style-name="P8">What forces have changed the language (is it the same language today?)</text:p>
            </text:list-item>
            <text:list-item>
              <text:p text:style-name="P8">What is the future of JavaScript and <text:span text:style-name="T1">who</text:span> will be shaping it?</text:p>
            </text:list-item>
          </text:list>
        </text:list-item>
        <text:list-item>
          <text:p text:style-name="P8">Core argument:</text:p>
          <text:list>
            <text:list-item>
              <text:p text:style-name="P8">An unlikely choice for the language of the web, JavaScript has ridden a perfect storm of political forces to become the most important language of the modern era. The future of the web as a software platform rests on the future of JavaScript.</text:p>
            </text:list-item>
          </text:list>
        </text:list-item>
      </text:list>
      <text:p text:style-name="Standard"/>
      <text:p text:style-name="Standard"/>
      <text:p text:style-name="P1">Chapter 2: the origins and early history of JavaScript</text:p>
      <text:p text:style-name="P5"><text:span text:style-name="T13">The creation story of Javascript explains its strange </text:span><text:span text:style-name="T14">nature</text:span><text:span text:style-name="T13"> </text:span><text:span text:style-name="T14">and </text:span><text:span text:style-name="T15">much of its popularity.</text:span><text:span text:style-name="T13"> </text:span></text:p>
      <text:list xml:id="list1987054720" text:style-name="L2">
        <text:list-item>
          <text:p text:style-name="P9">Origin story at Netscape</text:p>
          <text:list>
            <text:list-item>
              <text:p text:style-name="P9">A product of the browser wars</text:p>
              <text:list>
                <text:list-item>
                  <text:p text:style-name="P9">Fierce competition between Netscape's Navigator and Microsoft's Internet Explorer</text:p>
                </text:list-item>
                <text:list-item>
                  <text:p text:style-name="P9">An unmet need for a web scripting language</text:p>
                  <text:list>
                    <text:list-item>
                      <text:p text:style-name="P9">This was not necessarily obvious, but visionaries at the time saw the need for more than static content</text:p>
                    </text:list-item>
                  </text:list>
                </text:list-item>
              </text:list>
            </text:list-item>
            <text:list-item>
              <text:p text:style-name="P9">Brendan Eich – creator</text:p>
              <text:list>
                <text:list-item>
                  <text:p text:style-name="P9">Background: operating systems and networking engineer at Silicon Graphics – 7 years</text:p>
                  <text:list>
                    <text:list-item>
                      <text:p text:style-name="P9">Came to Netscape to write functional languages (Scheme)</text:p>
                    </text:list-item>
                  </text:list>
                </text:list-item>
                <text:list-item>
                  <text:p text:style-name="P9">Wanted to use a functional language for the browser – Scheme</text:p>
                </text:list-item>
                <text:list-item>
                  <text:p text:style-name="P9">Writes 'Mocha' in 10 days, is renamed 'LiveScript', later 'JavaScript'</text:p>
                </text:list-item>
                <text:list-item>
                  <text:p text:style-name="P9"><text:soft-page-break/>Where we find Eich later: CTO of Mozilla</text:p>
                  <text:list>
                    <text:list-item>
                      <text:p text:style-name="P9">Still an outspoken leader in the JavaScript community</text:p>
                    </text:list-item>
                  </text:list>
                </text:list-item>
              </text:list>
            </text:list-item>
            <text:list-item>
              <text:p text:style-name="P9">Java and JavaScript: <text:span text:style-name="T122">relationship between </text:span>Sun Microsystems and Netscape</text:p>
              <text:list>
                <text:list-item>
                  <text:p text:style-name="P9">Java in secret development from 1990 – 1995 as <text:span text:style-name="T1">the </text:span><text:span text:style-name="T2">Green Project</text:span></text:p>
                  <text:list>
                    <text:list-item>
                      <text:p text:style-name="P9">Well planned, built by a team. Very much the opposite of JavaScript. </text:p>
                    </text:list-item>
                  </text:list>
                </text:list-item>
                <text:list-item>
                  <text:p text:style-name="P9">First public release of Java by Sun is accompanied by a surprise announcement from Netscape that Java will be incorporated into Navigator.</text:p>
                  <text:list>
                    <text:list-item>
                      <text:p text:style-name="P9">Executives at Netscape and Sun both want to beat Microsoft</text:p>
                    </text:list-item>
                  </text:list>
                </text:list-item>
                <text:list-item>
                  <text:p text:style-name="P9">Java was going to be for server programming → top Netscape execs wanted JavaScript to look/feel similar</text:p>
                  <text:list>
                    <text:list-item>
                      <text:p text:style-name="P9">In the end, JavaScript is sort of an afterthought</text:p>
                      <text:list>
                        <text:list-item>
                          <text:p text:style-name="P9">Thought is that Java might be <text:span text:style-name="T123">end up being </text:span>the browser language anyway</text:p>
                        </text:list-item>
                        <text:list-item>
                          <text:p text:style-name="P9">JavaScript can be lightweight, temporary. “Just make it look like Java.”</text:p>
                        </text:list-item>
                      </text:list>
                    </text:list-item>
                    <text:list-item>
                      <text:p text:style-name="P9">Bill Joy (Sun co-founder) was influential over development</text:p>
                    </text:list-item>
                    <text:list-item>
                      <text:p text:style-name="P9">Eich tries to make Scheme look like Java – <text:span text:style-name="T124">perhaps</text:span> explains JavaScript syntax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Microsoft implements JavaScript for Internet Explorer</text:p>
          <text:list>
            <text:list-item>
              <text:p text:style-name="P9">Called JScript to avoid trademark conflicts</text:p>
            </text:list-item>
            <text:list-item>
              <text:p text:style-name="P9">Originally modeled off of Netscape's Javascript – copied to compete</text:p>
              <text:list>
                <text:list-item>
                  <text:p text:style-name="P9">Still implemented in Internet Explorer, now based on ECMA standards</text:p>
                </text:list-item>
                <text:list-item>
                  <text:p text:style-name="P10"><text:span text:style-name="T125">Ma</text:span><text:span text:style-name="T126">r</text:span><text:span text:style-name="T125">ginal differences between JScript and JavaScript today</text:span></text:p>
                </text:list-item>
              </text:list>
            </text:list-item>
            <text:list-item>
              <text:p text:style-name="P9">Key <text:span text:style-name="T127">point</text:span>: Internet Explorer effectively wins the browser wars</text:p>
              <text:list>
                <text:list-item>
                  <text:p text:style-name="P9">Dominates market share for a decade (70 – 90% of Internet users)</text:p>
                </text:list-item>
                <text:list-item>
                  <text:p text:style-name="P9">For many years, all other browsers must follow its lead</text:p>
                  <text:list>
                    <text:list-item>
                      <text:p text:style-name="P9">For later browsers (Firefox, Safari, Chrome, Opera) supporting JavaScript is a no-brainier</text:p>
                    </text:list-item>
                    <text:list-item>
                      <text:p text:style-name="P9">Seems inconceivable <text:span text:style-name="T128">that</text:span> another web scripting language <text:span text:style-name="T128">could </text:span>gain tra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ECMA takes over specification of JavaScript</text:p>
          <text:list>
            <text:list-item>
              <text:p text:style-name="P9">Netscape hands off JavaScript to ECMA for standardization in 1996</text:p>
            </text:list-item>
            <text:list-item>
              <text:p text:style-name="P9">ECMAScript 3</text:p>
              <text:list>
                <text:list-item>
                  <text:p text:style-name="P9">First changes to spec made by ECMASCRIPT</text:p>
                </text:list-item>
                <text:list-item>
                  <text:p text:style-name="P9"><text:span text:style-name="T129">A</text:span>dds regular expressions <text:span text:style-name="T131">and</text:span> try, catch error handling</text:p>
                </text:list-item>
              </text:list>
            </text:list-item>
            <text:list-item>
              <text:p text:style-name="P9">ECMAScript 4 → never released due to political fallout</text:p>
            </text:list-item>
            <text:list-item>
              <text:p text:style-name="P9">ECMAScript 5 → current version supported in all major browsers</text:p>
              <text:list>
                <text:list-item>
                  <text:p text:style-name="P9">Adds 'strict mode' <text:span text:style-name="T130">and</text:span> support for JSON</text:p>
                </text:list-item>
              </text:list>
            </text:list-item>
            <text:list-item>
              <text:p text:style-name="P9">ECMAScript 6 (codename: Harmony) </text:p>
              <text:list>
                <text:list-item>
                  <text:p text:style-name="P9">“const” statements like C++</text:p>
                </text:list-item>
                <text:list-item>
                  <text:p text:style-name="P9">“let” statements like ML</text:p>
                </text:list-item>
                <text:list-item>
                  <text:p text:style-name="P9">Not yet supported in all browsers –<text:span text:style-name="T132"> only some features in some browsers</text:span></text:p>
                </text:list-item>
              </text:list>
            </text:list-item>
          </text:list>
        </text:list-item>
        <text:list-item>
          <text:p text:style-name="P9">Problems with JavaScript from the beginning</text:p>
          <text:list>
            <text:list-item>
              <text:p text:style-name="P9">Bad object oriented concepts</text:p>
              <text:list>
                <text:list-item>
                  <text:p text:style-name="P9">Prototyping OO rather than classes (debate on whether this is good or bad)</text:p>
                </text:list-item>
                <text:list-item>
                  <text:p text:style-name="P9">The 'this' keyword is used to mean different things in different contexts</text:p>
                </text:list-item>
              </text:list>
            </text:list-item>
            <text:list-item>
              <text:p text:style-name="P9">Bad functional concepts</text:p>
              <text:list>
                <text:list-item>
                  <text:p text:style-name="P9">Scope is per function, not block</text:p>
                </text:list-item>
              </text:list>
            </text:list-item>
            <text:list-item>
              <text:p text:style-name="P9"><text:soft-page-break/>Poor design:</text:p>
              <text:list>
                <text:list-item>
                  <text:p text:style-name="P9">No built-in module system </text:p>
                  <text:list>
                    <text:list-item>
                      <text:p text:style-name="P9">No 'import' concept – relies on HTML for dependency imports</text:p>
                    </text:list-item>
                  </text:list>
                </text:list-item>
                <text:list-item>
                  <text:p text:style-name="P9">Implied global variables, if 'var' is left out</text:p>
                </text:list-item>
                <text:list-item>
                  <text:p text:style-name="P9">Auto type conversation between strings and numbers leads to confusing behavior</text:p>
                </text:list-item>
                <text:list-item>
                  <text:p text:style-name="P9">Takes a lot of C's bad ideas (++, - -, switch statements, blockless statements)</text:p>
                </text:list-item>
              </text:list>
            </text:list-item>
            <text:list-item>
              <text:p text:style-name="P9">Type system:</text:p>
              <text:list>
                <text:list-item>
                  <text:p text:style-name="P9">No static typing → difficult to reason about JS programs formally</text:p>
                </text:list-item>
                <text:list-item>
                  <text:p text:style-name="P9">No Array type, just objects acting as hashmaps</text:p>
                </text:list-item>
                <text:list-item>
                  <text:p text:style-name="P9">'==' vs '===' : comparison is hard to understand – odd behavior</text:p>
                </text:list-item>
                <text:list-item>
                  <text:p text:style-name="P9">Only one 'Number' type</text:p>
                  <text:list>
                    <text:list-item>
                      <text:p text:style-name="P9">Implemented as IEEE floating point number, no ints</text:p>
                    </text:list-item>
                    <text:list-item>
                      <text:p text:style-name="P9">No 'bigints' – overflows of floating points a major issue</text:p>
                    </text:list-item>
                  </text:list>
                </text:list-item>
              </text:list>
            </text:list-item>
            <text:list-item>
              <text:p text:style-name="P9">Security problems, for a language with big security needs</text:p>
            </text:list-item>
            <text:list-item>
              <text:p text:style-name="P9">Note: these issues were not considered much of a problem until later</text:p>
              <text:list>
                <text:list-item>
                  <text:p text:style-name="P9">At its creation, it would have been crazy to compare language features of JavaScript to those of Java, Python or C.</text:p>
                </text:list-item>
              </text:list>
            </text:list-item>
          </text:list>
        </text:list-item>
      </text:list>
      <text:p text:style-name="Standard"/>
      <text:p text:style-name="P1">Chapter 3: the JavaScript Revolution</text:p>
      <text:p text:style-name="P4"><text:span text:style-name="T10">P</text:span><text:span text:style-name="T4">opularity of the web → </text:span><text:span text:style-name="T83">many large, semi-related positive</text:span><text:span text:style-name="T4"> changes to JS → </text:span><text:span text:style-name="T5">JS </text:span><text:span text:style-name="T84">is </text:span><text:span text:style-name="T17">suddenly</text:span><text:span text:style-name="T16"> </text:span><text:span text:style-name="T17">attractive for </text:span><text:span text:style-name="T18">big</text:span><text:span text:style-name="T17"> complex projects </text:span><text:span text:style-name="T85">in many enviroments</text:span></text:p>
      <text:list xml:id="list364535475" text:style-name="L3">
        <text:list-item>
          <text:p text:style-name="P11">Backdrop: the explosive growth of the <text:span text:style-name="T133">Internet</text:span></text:p>
          <text:list>
            <text:list-item>
              <text:p text:style-name="P11">Sheer numbers of nodes and edges <text:span text:style-name="T19">of the </text:span><text:span text:style-name="T133">web</text:span> explodes</text:p>
              <text:list>
                <text:list-item>
                  <text:p text:style-name="P11">1995, 16 million Internet users → 2005, 1 billion Internet users</text:p>
                </text:list-item>
                <text:list-item>
                  <text:p text:style-name="P11">1995, ~100,000 websites → 2005, hundreds of millions of websites</text:p>
                  <text:list>
                    <text:list-item>
                      <text:p text:style-name="P12"><text:span text:style-name="T134">Number of web</text:span><text:span text:style-name="T3">pages</text:span><text:span text:style-name="T134"> likely much </text:span><text:span text:style-name="T135">greater</text:span></text:p>
                    </text:list-item>
                  </text:list>
                </text:list-item>
              </text:list>
            </text:list-item>
            <text:list-item>
              <text:p text:style-name="P11">Search engines organize the web → <text:span text:style-name="T136">Internet</text:span> becomes more usable, enable<text:span text:style-name="T20">s growth</text:span></text:p>
            </text:list-item>
            <text:list-item>
              <text:p text:style-name="P11">Users demand more and more interaction on <text:span text:style-name="T137">web</text:span>pages <text:span text:style-name="T157">(RIA: Rich Internet Applications)</text:span></text:p>
              <text:list>
                <text:list-item>
                  <text:p text:style-name="P11">No longer just for static academic documents</text:p>
                </text:list-item>
                <text:list-item>
                  <text:p text:style-name="P11"><text:span text:style-name="T21">People want f</text:span>lashing banners, browser games, pages <text:span text:style-name="T22">that react to user input</text:span></text:p>
                </text:list-item>
                <text:list-item>
                  <text:p text:style-name="P11"><text:span text:style-name="T23">Adobe's Flash is </text:span><text:span text:style-name="T24">a</text:span><text:span text:style-name="T23"> popular </text:span><text:span text:style-name="T24">solution</text:span></text:p>
                  <text:list>
                    <text:list-item>
                      <text:p text:style-name="P11">Introduced in 1996 <text:span text:style-name="T25">by Macromedia (</text:span><text:span text:style-name="T26">later </text:span><text:span text:style-name="T25">bought by Adobe)</text:span></text:p>
                    </text:list-item>
                    <text:list-item>
                      <text:p text:style-name="P11">Uses ActionScript, a superset of EMCAScript with different OO model <text:span text:style-name="T27">(so even this is J</text:span><text:span text:style-name="T28">avaScript</text:span><text:span text:style-name="T27">)</text:span></text:p>
                    </text:list-item>
                    <text:list-item>
                      <text:p text:style-name="P13"><text:span text:style-name="T87">Apple does not support Flash with </text:span><text:span text:style-name="T88">hugely popular</text:span><text:span text:style-name="T87"> iOS → </text:span><text:span text:style-name="T89">damages Flash </text:span><text:span text:style-name="T138">popularity</text:span></text:p>
                    </text:list-item>
                  </text:list>
                </text:list-item>
              </text:list>
            </text:list-item>
            <text:list-item>
              <text:p text:style-name="P11">Result <text:span text:style-name="T139">of all this </text:span>→ JavaScript <text:span text:style-name="T29">use </text:span><text:span text:style-name="T30">grows very rapidly</text:span></text:p>
            </text:list-item>
          </text:list>
        </text:list-item>
      </text:list>
      <text:list xml:id="list1578418013" text:style-name="L4">
        <text:list-item>
          <text:p text:style-name="P15"><text:span text:style-name="T31">JavaScript gets faster, </text:span><text:span text:style-name="T140">stronger,</text:span><text:span text:style-name="T31"> better </text:span><text:span text:style-name="T32">in the browser</text:span></text:p>
          <text:list>
            <text:list-item>
              <text:p text:style-name="P30"><text:span text:style-name="T141">Browser </text:span><text:span text:style-name="T142">implementations converge </text:span><text:span text:style-name="T143">to common standard</text:span></text:p>
              <text:list>
                <text:list-item>
                  <text:p text:style-name="P16"><text:span text:style-name="T144">In early days, </text:span><text:span text:style-name="T145">scripts in Internet Explorer vs. other browsers weren't 100% compatible</text:span></text:p>
                </text:list-item>
              </text:list>
            </text:list-item>
            <text:list-item>
              <text:p text:style-name="P14"><text:span text:style-name="T151">EMCA improvements are significant</text:span> </text:p>
              <text:list>
                <text:list-item>
                  <text:p text:style-name="P14"/>
                </text:list-item>
              </text:list>
            </text:list-item>
            <text:list-item>
              <text:p text:style-name="P17"><text:span text:style-name="T34">Improvements to JavaScript </text:span><text:span text:style-name="T33">engines </text:span><text:span text:style-name="T34">→ </text:span><text:span text:style-name="T55">leaps and bounds</text:span><text:span text:style-name="T34"> increase</text:span><text:span text:style-name="T56">s</text:span><text:span text:style-name="T34"> in language performance</text:span></text:p>
              <text:list>
                <text:list-item>
                  <text:p text:style-name="P14">Spider<text:span text:style-name="T46">M</text:span>onkey</text:p>
                  <text:list>
                    <text:list-item>
                      <text:p text:style-name="P18"><text:span text:style-name="T46">Originally </text:span><text:span text:style-name="T50">dev</text:span><text:span text:style-name="T53">elop</text:span><text:span text:style-name="T54">ed by Brendan Eich at Netscape </text:span><text:span text:style-name="T57">– the first </text:span><text:span text:style-name="T62">JavaScript engine </text:span></text:p>
                      <text:list>
                        <text:list-item>
                          <text:p text:style-name="P54"><text:soft-page-break/>Now open source. Development lead by Mozilla.</text:p>
                        </text:list-item>
                      </text:list>
                    </text:list-item>
                    <text:list-item>
                      <text:p text:style-name="P19"><text:span text:style-name="T51">Compiles JavaScript to </text:span><text:span text:style-name="T52">an intermediate language </text:span><text:span text:style-name="T63">(C++)</text:span></text:p>
                    </text:list-item>
                    <text:list-item>
                      <text:p text:style-name="P20"><text:span text:style-name="T59">Major </text:span><text:span text:style-name="T67">(JIT)</text:span><text:span text:style-name="T59"> i</text:span><text:span text:style-name="T58">mprovements </text:span><text:span text:style-name="T59">to keep up with </text:span><text:span text:style-name="T68">V8</text:span><text:span text:style-name="T59">, others</text:span></text:p>
                    </text:list-item>
                  </text:list>
                </text:list-item>
                <text:list-item>
                  <text:p text:style-name="P14">Rhino</text:p>
                  <text:list>
                    <text:list-item>
                      <text:p text:style-name="P21"><text:span text:style-name="T47">Devel</text:span><text:span text:style-name="T48">oped at Mozilla, but runs on the JVM </text:span><text:span text:style-name="T49">– compiles JavaScript to Java </text:span><text:span text:style-name="T60">classes</text:span></text:p>
                    </text:list-item>
                  </text:list>
                </text:list-item>
                <text:list-item>
                  <text:p text:style-name="P14">V8</text:p>
                  <text:list>
                    <text:list-item>
                      <text:p text:style-name="P18"><text:span text:style-name="T35">Developed by Google </text:span><text:span text:style-name="T37">(Lars Bak)</text:span><text:span text:style-name="T35"> for use in Chrome </text:span><text:span text:style-name="T36">in </text:span><text:span text:style-name="T38">2008</text:span></text:p>
                    </text:list-item>
                    <text:list-item>
                      <text:p text:style-name="P22"><text:span text:style-name="T39">Made </text:span><text:span text:style-name="T40">a number of improvements on Spider</text:span><text:span text:style-name="T64">Mo</text:span><text:span text:style-name="T40">nkey </text:span><text:span text:style-name="T41">performance</text:span></text:p>
                      <text:list>
                        <text:list-item>
                          <text:p text:style-name="P23"><text:span text:style-name="T42">Compiles </text:span><text:span text:style-name="T45">all </text:span><text:span text:style-name="T44">JavaScript</text:span><text:span text:style-name="T42"> to machine code </text:span><text:span text:style-name="T43">and then runs as if compiled C</text:span></text:p>
                        </text:list-item>
                        <text:list-item>
                          <text:p text:style-name="P24"><text:span text:style-name="T61">Forces SpiderMonkey to make big </text:span><text:span text:style-name="T64">improvements</text:span></text:p>
                        </text:list-item>
                        <text:list-item>
                          <text:p text:style-name="P55">Explicitly built to “raise the bar” of JavaScript performance</text:p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65">Because</text:span><text:span text:style-name="T64"> many of the best engines are open source </text:span><text:span text:style-name="T66">and built into other applications</text:span><text:span text:style-name="T64">, browsers are not the only </text:span><text:span text:style-name="T65">beneficiaries of fast JavaScript </text:span><text:span text:style-name="T82">(example: Node)</text:span></text:p>
                </text:list-item>
              </text:list>
            </text:list-item>
          </text:list>
        </text:list-item>
        <text:list-item>
          <text:p text:style-name="P71">AJAX and the <text:span text:style-name="T69">invention</text:span> of the web app</text:p>
          <text:list>
            <text:list-item>
              <text:p text:style-name="P72"><text:span text:style-name="T158">HTTP </text:span><text:span text:style-name="T160">protocol</text:span><text:span text:style-name="T158"> </text:span><text:span text:style-name="T161">wa</text:span><text:span text:style-name="T159">s </text:span><text:span text:style-name="T160">not designed for building </text:span><text:span text:style-name="T177">rich </text:span><text:span text:style-name="T160">applications </text:span></text:p>
              <text:list>
                <text:list-item>
                  <text:p text:style-name="P73"><text:span text:style-name="T162">It was originally designed to serve </text:span><text:span text:style-name="T165">purely </text:span><text:span text:style-name="T162">static content</text:span></text:p>
                  <text:list>
                    <text:list-item>
                      <text:p text:style-name="P74"><text:span text:style-name="T161">Browser makes a </text:span><text:span text:style-name="T162">request to a server</text:span></text:p>
                    </text:list-item>
                    <text:list-item>
                      <text:p text:style-name="P75"><text:span text:style-name="T163">→ server returns file</text:span></text:p>
                    </text:list-item>
                  </text:list>
                </text:list-item>
                <text:list-item>
                  <text:p text:style-name="P76"><text:span text:style-name="T163">But </text:span><text:span text:style-name="T169">developers extended this model in order to build</text:span><text:span text:style-name="T163"> </text:span><text:span text:style-name="T164">applications</text:span></text:p>
                  <text:list>
                    <text:list-item>
                      <text:p text:style-name="P77"><text:span text:style-name="T161">Browser makes a </text:span><text:span text:style-name="T162">request to a server</text:span></text:p>
                    </text:list-item>
                    <text:list-item>
                      <text:p text:style-name="P73"><text:span text:style-name="T162">→ server makes a request to backend application code</text:span></text:p>
                    </text:list-item>
                    <text:list-item>
                      <text:p text:style-name="P73"><text:span text:style-name="T162">→ app code queries database, </text:span><text:span text:style-name="T167">which returns data</text:span></text:p>
                    </text:list-item>
                    <text:list-item>
                      <text:p text:style-name="P73"><text:span text:style-name="T162">→ app </text:span><text:span text:style-name="T166">code </text:span><text:span text:style-name="T167">constructs HTML </text:span><text:span text:style-name="T168">file</text:span><text:span text:style-name="T167"> </text:span><text:span text:style-name="T168">with data</text:span></text:p>
                    </text:list-item>
                    <text:list-item>
                      <text:p text:style-name="P78"><text:span text:style-name="T168">→ server returns file</text:span></text:p>
                    </text:list-item>
                  </text:list>
                </text:list-item>
                <text:list-item>
                  <text:p text:style-name="P79"><text:span text:style-name="T170">Even the extended model is very limited</text:span><text:span text:style-name="T171"> compared with desktop applications</text:span></text:p>
                  <text:list>
                    <text:list-item>
                      <text:p text:style-name="P80"><text:span text:style-name="T172">Page is </text:span><text:span text:style-name="T173">static, only really good for viewing data</text:span></text:p>
                    </text:list-item>
                    <text:list-item>
                      <text:p text:style-name="P80"><text:span text:style-name="T174">Page must be refreshed to show any changes in data</text:span></text:p>
                    </text:list-item>
                    <text:list-item>
                      <text:p text:style-name="P81"><text:span text:style-name="T175">JavaScript can be used to </text:span><text:span text:style-name="T176">tie together </text:span><text:span text:style-name="T178">HTML elements, but it is sandboxed to the browser</text:span></text:p>
                      <text:list>
                        <text:list-item>
                          <text:p text:style-name="P82"><text:span text:style-name="T178">No data</text:span><text:span text:style-name="T179"> JavaScript </text:span><text:span text:style-name="T181">handles </text:span><text:span text:style-name="T179">can get back to the application </text:span><text:span text:style-name="T182">layer</text:span></text:p>
                        </text:list-item>
                        <text:list-item>
                          <text:p text:style-name="P83"><text:span text:style-name="T179">JavaScript can only receive </text:span><text:span text:style-name="T183">d</text:span><text:span text:style-name="T179">ata </text:span><text:span text:style-name="T180">passed to it <text:s/>– one way channe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<text:span text:style-name="T193">The '</text:span>XMLHttpRequest<text:span text:style-name="T193">'</text:span> <text:span text:style-name="T193">method</text:span></text:p>
              <text:list>
                <text:list-item>
                  <text:p text:style-name="P35"><text:span text:style-name="T185">Originally developed for Microsoft's Outlook Web Access </text:span><text:span text:style-name="T186">(2000)</text:span></text:p>
                  <text:list>
                    <text:list-item>
                      <text:p text:style-name="P36"><text:span text:style-name="T187">Developer: Alex Hoppman</text:span></text:p>
                    </text:list-item>
                    <text:list-item>
                      <text:p text:style-name="P34"><text:span text:style-name="T188">Outlook team convinces </text:span><text:span text:style-name="T184">Internet Explorer </text:span><text:span text:style-name="T188">team t</text:span><text:span text:style-name="T190">o implement it </text:span><text:span text:style-name="T191">in IE5</text:span></text:p>
                      <text:list>
                        <text:list-item>
                          <text:p text:style-name="P37"><text:span text:style-name="T188">2 weeks befor</text:span><text:span text:style-name="T191">e launch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203">Implemented by other browsers</text:span><text:span text:style-name="T192"> </text:span></text:p>
                </text:list-item>
                <text:list-item>
                  <text:p text:style-name="P39"><text:span text:style-name="T194">Allows for JavaScript code to make </text:span><text:span text:style-name="T195">requests to servers for data without </text:span><text:span text:style-name="T201">page refresh</text:span></text:p>
                  <text:list>
                    <text:list-item>
                      <text:p text:style-name="P40"><text:span text:style-name="T196">JavaScript can send data back to the server</text:span></text:p>
                    </text:list-item>
                    <text:list-item>
                      <text:p text:style-name="P40"><text:span text:style-name="T196">Change</text:span><text:span text:style-name="T197">s</text:span><text:span text:style-name="T196"> in the front-end </text:span><text:span text:style-name="T202">can </text:span><text:span text:style-name="T198">cause new data to be loaded</text:span></text:p>
                    </text:list-item>
                  </text:list>
                </text:list-item>
              </text:list>
            </text:list-item>
            <text:list-item>
              <text:p text:style-name="P33"><text:span text:style-name="T153">G</text:span><text:span text:style-name="T189">oogle </text:span><text:span text:style-name="T153">proves the concept </text:span><text:span text:style-name="T189">with GMail and </text:span></text:p>
              <text:list>
                <text:list-item>
                  <text:p text:style-name="P41"><text:span text:style-name="T204">XMLHttpRequest hardly used for many years</text:span></text:p>
                </text:list-item>
                <text:list-item>
                  <text:p text:style-name="P41"><text:span text:style-name="T204">Potential was not understood</text:span></text:p>
                </text:list-item>
              </text:list>
            </text:list-item>
            <text:list-item>
              <text:p text:style-name="P42">HTML5 <text:span text:style-name="T152">and CSS3</text:span></text:p>
            </text:list-item>
          </text:list>
        </text:list-item>
        <text:list-item>
          <text:p text:style-name="P31"><text:soft-page-break/><text:span text:style-name="T90">Popular </text:span><text:span text:style-name="T147">libraries </text:span><text:span text:style-name="T96">make JavaScript </text:span><text:span text:style-name="T97">more </text:span><text:span text:style-name="T146">expressive</text:span><text:span text:style-name="T97"> in the browser</text:span></text:p>
          <text:list>
            <text:list-item>
              <text:p text:style-name="P43">JQuery</text:p>
            </text:list-item>
          </text:list>
        </text:list-item>
        <text:list-item>
          <text:p text:style-name="P26"><text:span text:style-name="T70">JavaScript as a </text:span><text:span text:style-name="T71">compilation target</text:span></text:p>
          <text:list>
            <text:list-item>
              <text:p text:style-name="P14">GWT (Google Web Toolkit, <text:span text:style-name="T86">2006</text:span>)</text:p>
              <text:list>
                <text:list-item>
                  <text:p text:style-name="P56">Toolkit for writing managing complex JavaScript applications in Java</text:p>
                </text:list-item>
              </text:list>
            </text:list-item>
            <text:list-item>
              <text:p text:style-name="P14">CoffeeScript <text:span text:style-name="T81">(2009)</text:span></text:p>
              <text:list>
                <text:list-item>
                  <text:p text:style-name="P57">Transcompiles to JavaScript</text:p>
                </text:list-item>
                <text:list-item>
                  <text:p text:style-name="P27"><text:span text:style-name="T72">Better functional concepts </text:span><text:span text:style-name="T74">/ </text:span><text:span text:style-name="T75">uses only 'good' parts of JavaScript</text:span></text:p>
                  <text:list>
                    <text:list-item>
                      <text:p text:style-name="P27"><text:span text:style-name="T72">Steals </text:span><text:span text:style-name="T77">functional concepts</text:span><text:span text:style-name="T72"> ideas from Ruby, Python </text:span><text:span text:style-name="T76">and</text:span><text:span text:style-name="T72"> </text:span><text:span text:style-name="T73">Haskell</text:span></text:p>
                    </text:list-item>
                    <text:list-item>
                      <text:p text:style-name="P28"><text:span text:style-name="T78">Allows for a</text:span><text:span text:style-name="T74">rray comprehensions, <text:s/></text:span><text:span text:style-name="T79">gets rid of</text:span><text:span text:style-name="T74"> semicolons, </text:span><text:span text:style-name="T80">no global variables</text:span></text:p>
                    </text:list-item>
                  </text:list>
                </text:list-item>
              </text:list>
            </text:list-item>
            <text:list-item>
              <text:p text:style-name="P58">Many others: Ruby, Python, Java, Haskell, Scala → JS</text:p>
            </text:list-item>
          </text:list>
        </text:list-item>
        <text:list-item>
          <text:p text:style-name="P32"><text:span text:style-name="T98">JavaScript </text:span><text:span text:style-name="T150">leaves the browser</text:span></text:p>
          <text:list>
            <text:list-item>
              <text:p text:style-name="P29">NodeJS</text:p>
              <text:list>
                <text:list-item>
                  <text:p text:style-name="P29">Ryan Dahl</text:p>
                </text:list-item>
                <text:list-item>
                  <text:p text:style-name="P29">Why <text:span text:style-name="T154">use</text:span> JavaScript?</text:p>
                </text:list-item>
              </text:list>
            </text:list-item>
            <text:list-item>
              <text:p text:style-name="P29">MongoDB</text:p>
              <text:list>
                <text:list-item>
                  <text:p text:style-name="P29"/>
                </text:list-item>
              </text:list>
            </text:list-item>
          </text:list>
        </text:list-item>
      </text:list>
      <text:p text:style-name="Standard"><text:line-break/><text:span text:style-name="T99">Chapter 4: case study </text:span><text:span text:style-name="T100">on</text:span><text:span text:style-name="T99"> the current state of JavaScript application development</text:span></text:p>
      <text:p text:style-name="P7"><text:span text:style-name="T92">My work with David Ordal and the Exavault Team </text:span><text:span text:style-name="T95">provides</text:span><text:span text:style-name="T92"> a good </text:span><text:span text:style-name="T93">study</text:span><text:span text:style-name="T92"> of </text:span><text:span text:style-name="T101">the benefits and challenges </text:span><text:span text:style-name="T102">of</text:span><text:span text:style-name="T101"> </text:span><text:span text:style-name="T94">modern</text:span><text:span text:style-name="T93"> JavaScript application development</text:span></text:p>
      <text:list xml:id="list60104032" text:style-name="L5">
        <text:list-item>
          <text:p text:style-name="P59">Technologies</text:p>
          <text:list>
            <text:list-item>
              <text:p text:style-name="P51">NodeJS</text:p>
            </text:list-item>
            <text:list-item>
              <text:p text:style-name="P51">Express web framework for Node</text:p>
            </text:list-item>
            <text:list-item>
              <text:p text:style-name="P52"><text:span text:style-name="T91">Angular</text:span><text:span text:style-name="T115">JS</text:span></text:p>
            </text:list-item>
            <text:list-item>
              <text:p text:style-name="P53">MongoDB</text:p>
            </text:list-item>
            <text:list-item>
              <text:p text:style-name="P51">Grunt</text:p>
            </text:list-item>
          </text:list>
        </text:list-item>
        <text:list-item>
          <text:p text:style-name="P59">Successes</text:p>
        </text:list-item>
        <text:list-item>
          <text:p text:style-name="P59">Challenges</text:p>
        </text:list-item>
        <text:list-item>
          <text:p text:style-name="P60">Observations</text:p>
        </text:list-item>
      </text:list>
      <text:p text:style-name="Standard"/>
      <text:p text:style-name="Standard"/>
      <text:p text:style-name="P1">Chapter 5: the future of JavaScript</text:p>
      <text:p text:style-name="P6"><text:span text:style-name="T8">The f</text:span><text:span text:style-name="T6">uture of the web platform rests o</text:span><text:span text:style-name="T8">n</text:span><text:span text:style-name="T6"> JS, which rests on </text:span><text:span text:style-name="T8">the </text:span><text:span text:style-name="T9">actions of</text:span><text:span text:style-name="T6"> </text:span><text:span text:style-name="T7">Google, Microsoft and Mozilla</text:span></text:p>
      <text:list xml:id="list305202666" text:style-name="L6">
        <text:list-item>
          <text:p text:style-name="P61">The future of the web as a software platform <text:span text:style-name="T108">(even operating system?)</text:span></text:p>
          <text:list>
            <text:list-item>
              <text:p text:style-name="P64">Desktop applications have always been more powerful</text:p>
              <text:list>
                <text:list-item>
                  <text:p text:style-name="P62"><text:span text:style-name="T104">Can you build something o</text:span><text:span text:style-name="T121">f</text:span><text:span text:style-name="T104">f the quality of Excel</text:span><text:span text:style-name="T105"> </text:span><text:span text:style-name="T106">or Photoshop </text:span><text:span text:style-name="T107">with the web standard?</text:span></text:p>
                </text:list-item>
              </text:list>
            </text:list-item>
            <text:list-item>
              <text:p text:style-name="P61">Open vs closed <text:span text:style-name="T103">platforms</text:span></text:p>
              <text:list>
                <text:list-item>
                  <text:p text:style-name="P61">iOS → the future of the <text:span text:style-name="T120">Internet applications</text:span>?</text:p>
                </text:list-item>
              </text:list>
            </text:list-item>
          </text:list>
        </text:list-item>
        <text:list-item>
          <text:p text:style-name="P65">Remaining problems with JavaScript today</text:p>
          <text:list>
            <text:list-item>
              <text:p text:style-name="P65">Still no static types</text:p>
              <text:list>
                <text:list-item>
                  <text:p text:style-name="P63"><text:span text:style-name="T148">Makes tooling, </text:span><text:span text:style-name="T149">static analysis </text:span><text:span text:style-name="T148">difficult</text:span></text:p>
                </text:list-item>
                <text:list-item>
                  <text:p text:style-name="P66">Static analysis of JavaScript is an active area of research</text:p>
                </text:list-item>
              </text:list>
            </text:list-item>
            <text:list-item>
              <text:p text:style-name="P65"/>
            </text:list-item>
          </text:list>
        </text:list-item>
        <text:list-item>
          <text:p text:style-name="P61"><text:soft-page-break/>The major political forces today: the browser makers </text:p>
        </text:list-item>
      </text:list>
      <text:list xml:id="list804309358" text:style-name="L7">
        <text:list-item>
          <text:p text:style-name="P44">Google's vision</text:p>
          <text:list>
            <text:list-item>
              <text:p text:style-name="P44">Dart</text:p>
            </text:list-item>
            <text:list-item>
              <text:p text:style-name="P47">NaCl</text:p>
            </text:list-item>
            <text:list-item>
              <text:p text:style-name="P48">Angular</text:p>
            </text:list-item>
            <text:list-item>
              <text:p text:style-name="P44">Continued support of ECMA</text:p>
            </text:list-item>
          </text:list>
        </text:list-item>
        <text:list-item>
          <text:p text:style-name="P44">Microsoft's vision</text:p>
          <text:list>
            <text:list-item>
              <text:p text:style-name="P45"><text:span text:style-name="T109">TypeScript</text:span></text:p>
            </text:list-item>
            <text:list-item>
              <text:p text:style-name="P44">Web standards <text:span text:style-name="T155">built</text:span> into Windows 8</text:p>
            </text:list-item>
          </text:list>
        </text:list-item>
        <text:list-item>
          <text:p text:style-name="P67">Mozilla's vision</text:p>
          <text:list>
            <text:list-item>
              <text:p text:style-name="P69">Emscripten + asm.js</text:p>
              <text:list>
                <text:list-item>
                  <text:p text:style-name="P49">Emscripten: LLVM to asm.js compiler</text:p>
                </text:list-item>
                <text:list-item>
                  <text:p text:style-name="P49">asm.js: strict subset of JavaScript</text:p>
                  <text:list>
                    <text:list-item>
                      <text:p text:style-name="P46"><text:span text:style-name="T116">“</text:span><text:span text:style-name="T117">its just JavaScript” → its </text:span><text:span text:style-name="T119">compatible</text:span><text:span text:style-name="T117"> with all existing browsers</text:span></text:p>
                    </text:list-item>
                    <text:list-item>
                      <text:p text:style-name="P50">For browsers that support it, allows for Ahead-of-Time compilation (AOT)<text:span text:style-name="T156"> </text:span></text:p>
                    </text:list-item>
                  </text:list>
                </text:list-item>
                <text:list-item>
                  <text:p text:style-name="P68"><text:span text:style-name="T118">Entire chain: </text:span><text:span text:style-name="T110">C++ → LLVM → asm.js </text:span><text:span text:style-name="T111">→ </text:span><text:span text:style-name="T112">browser </text:span><text:span text:style-name="T113">→ SpiderMonkey → </text:span><text:span text:style-name="T114">machine code</text:span></text:p>
                  <text:list>
                    <text:list-item>
                      <text:p text:style-name="P70">For developers already writing C++, web becomes just another compile targe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Sean McQue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4:32:56</meta:creation-date>
    <dc:date>2013-10-09T15:56:32</dc:date>
    <meta:editing-duration>PT9H45M29S</meta:editing-duration>
    <meta:editing-cycles>479</meta:editing-cycles>
    <meta:generator>LibreOffice/3.6$MacOSX_x86 LibreOffice_project/e29a214-2bbed72-0621de6-a97528c-8f066d</meta:generator>
    <meta:document-statistic meta:table-count="0" meta:image-count="0" meta:object-count="0" meta:page-count="6" meta:paragraph-count="215" meta:word-count="1974" meta:character-count="11201" meta:non-whitespace-character-count="9625"/>
  </office:meta>
</office:document-meta>
</file>